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Parallel-gpu-native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arallel-native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string" calcext:value-type="string">
            <text:p>vanilla 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21:16:06.955548338</meta:creation-date>
    <dc:date>2015-08-11T21:33:34.203195255</dc:date>
    <meta:editing-duration>PT12M57S</meta:editing-duration>
    <meta:editing-cycles>2</meta:editing-cycles>
    <meta:generator>LibreOffice/4.2.6.3$Linux_X86_64 LibreOffice_project/420$Build-3</meta:generator>
    <meta:document-statistic meta:table-count="1" meta:cell-count="17" meta:object-count="0"/>
  </office:meta>
</office:document-meta>
</file>